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stroke="dash" draw:stroke-dash="Long_20_Dash" draw:marker-end="Linienspitzen_20_8" draw:marker-end-width="0.3cm" svg:stroke-linecap="butt" draw:fill="none" draw:textarea-vertical-align="middle" loext:decorative="false"/>
    </style:style>
    <style:style style:name="gr3" style:family="graphic" style:parent-style-name="objectwithoutfill">
      <style:graphic-properties draw:stroke="dash" draw:stroke-dash="Long_20_Dash" draw:marker-end="Linienspitzen_20_9" draw:marker-end-width="0.3cm" svg:stroke-linecap="butt" draw:fill="none" draw:textarea-vertical-align="middle" loext:decorative="false"/>
    </style:style>
    <style:style style:name="gr4" style:family="graphic" style:parent-style-name="objectwithoutfill">
      <style:graphic-properties draw:stroke="dash" draw:stroke-dash="Long_20_Dash" draw:marker-end="Linienspitzen_20_10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Long_20_Dash" draw:marker-end="Linienspitzen_20_11" draw:marker-end-width="0.3cm" svg:stroke-linecap="butt" draw:fill="none" draw:textarea-vertical-align="middle" loext:decorative="false"/>
    </style:style>
    <style:style style:name="gr6" style:family="graphic" style:parent-style-name="objectwithoutfill">
      <style:graphic-properties draw:marker-end="Linienspitzen_20_1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Linienspitzen_20_1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Linienspitzen_20_1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Linienspitzen_20_1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Linienspitzen_20_1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Linienspitzen_20_1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Linienspitzen_20_20" draw:marker-end-width="0.3cm" draw:fill="none" draw:textarea-vertical-align="middle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4cm" svg:height="1cm" svg:x="2cm" svg:y="8cm">
          <text:p text:style-name="P1"><text:span text:style-name="T1">Systemanforderungen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" draw:id="id4" draw:layer="layout" svg:width="4cm" svg:height="1cm" svg:x="2.5cm" svg:y="10cm">
          <text:p text:style-name="P3"><text:span text:style-name="T1">Systemarchitektur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4cm" svg:height="1cm" svg:x="3cm" svg:y="12cm">
          <text:p text:style-name="P3"><text:span text:style-name="T1">Komponenten-Design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4cm" svg:height="1cm" svg:x="3.5cm" svg:y="14cm">
          <text:p text:style-name="P3"><text:span text:style-name="T1">Implementierung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7" draw:id="id7" draw:layer="layout" svg:width="4cm" svg:height="1cm" svg:x="8.5cm" svg:y="14cm">
          <text:p text:style-name="P3"><text:span text:style-name="T1">Komponententest (MIL/SIL/PIL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" draw:id="id5" draw:layer="layout" svg:width="4cm" svg:height="1cm" svg:x="9cm" svg:y="12cm">
          <text:p text:style-name="P3"><text:span text:style-name="T1">Integrationstest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3" draw:id="id3" draw:layer="layout" svg:width="4cm" svg:height="1cm" svg:x="9.5cm" svg:y="10cm">
          <text:p text:style-name="P3"><text:span text:style-name="T1">Systemtest (HIL)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" draw:id="id1" draw:layer="layout" svg:width="4cm" svg:height="1cm" svg:x="10cm" svg:y="8cm">
          <text:p text:style-name="P3"><text:span text:style-name="T1">Abnahmetest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cm" svg:y1="8.5cm" svg:x2="6cm" svg:y2="8.5cm" draw:start-shape="id1" draw:start-glue-point="3" draw:end-shape="id2" draw:end-glue-point="1" svg:d="M10000 8500h-4000" svg:viewBox="0 0 4001 1">
          <text:p/>
        </draw:connector>
        <draw:connector draw:style-name="gr3" draw:text-style-name="P5" draw:layer="layout" draw:type="line" svg:x1="9.5cm" svg:y1="10.5cm" svg:x2="6.5cm" svg:y2="10.5cm" draw:start-shape="id3" draw:start-glue-point="3" draw:end-shape="id4" draw:end-glue-point="1" svg:d="M9500 10500h-3000" svg:viewBox="0 0 3001 1">
          <text:p/>
        </draw:connector>
        <draw:connector draw:style-name="gr4" draw:text-style-name="P5" draw:layer="layout" draw:type="line" svg:x1="9cm" svg:y1="12.5cm" svg:x2="7cm" svg:y2="12.5cm" draw:start-shape="id5" draw:start-glue-point="3" draw:end-shape="id6" draw:end-glue-point="1" svg:d="M9000 12500h-2000" svg:viewBox="0 0 2001 1">
          <text:p/>
        </draw:connector>
        <draw:connector draw:style-name="gr5" draw:text-style-name="P5" draw:layer="layout" draw:type="line" svg:x1="8.5cm" svg:y1="14.5cm" svg:x2="7.5cm" svg:y2="14.5cm" draw:start-shape="id7" draw:start-glue-point="3" draw:end-shape="id8" svg:d="M8500 14500h-1000" svg:viewBox="0 0 1001 1">
          <text:p/>
        </draw:connector>
        <draw:connector draw:style-name="gr6" draw:text-style-name="P5" draw:layer="layout" draw:type="line" svg:x1="4cm" svg:y1="9cm" svg:x2="4.5cm" svg:y2="10cm" draw:start-shape="id2" draw:start-glue-point="2" draw:end-shape="id4" draw:end-glue-point="0" svg:d="M4000 9000l500 1000" svg:viewBox="0 0 501 1001">
          <text:p/>
        </draw:connector>
        <draw:connector draw:style-name="gr7" draw:text-style-name="P5" draw:layer="layout" draw:type="line" svg:x1="4.5cm" svg:y1="11cm" svg:x2="5cm" svg:y2="12cm" draw:start-shape="id4" draw:start-glue-point="2" draw:end-shape="id6" svg:d="M4500 11000l500 1000" svg:viewBox="0 0 501 1001">
          <text:p/>
        </draw:connector>
        <draw:connector draw:style-name="gr8" draw:text-style-name="P5" draw:layer="layout" draw:type="line" svg:x1="5cm" svg:y1="13cm" svg:x2="5.5cm" svg:y2="14cm" draw:start-shape="id6" draw:start-glue-point="2" draw:end-shape="id8" draw:end-glue-point="0" svg:d="M5000 13000l500 1000" svg:viewBox="0 0 501 1001">
          <text:p/>
        </draw:connector>
        <draw:connector draw:style-name="gr9" draw:text-style-name="P5" draw:layer="layout" draw:type="line" svg:x1="10.5cm" svg:y1="14cm" svg:x2="11cm" svg:y2="13cm" draw:start-shape="id7" draw:start-glue-point="0" draw:end-shape="id5" draw:end-glue-point="2" svg:d="M10500 14000l500-1000" svg:viewBox="0 0 501 1001">
          <text:p/>
        </draw:connector>
        <draw:connector draw:style-name="gr10" draw:text-style-name="P5" draw:layer="layout" draw:type="line" svg:x1="11cm" svg:y1="12cm" svg:x2="11.5cm" svg:y2="11cm" draw:start-shape="id5" draw:start-glue-point="0" draw:end-shape="id3" svg:d="M11000 12000l500-1000" svg:viewBox="0 0 501 1001">
          <text:p/>
        </draw:connector>
        <draw:connector draw:style-name="gr11" draw:text-style-name="P5" draw:layer="layout" draw:type="line" svg:x1="11.5cm" svg:y1="10cm" svg:x2="12cm" svg:y2="9cm" draw:start-shape="id3" draw:start-glue-point="0" draw:end-shape="id1" draw:end-glue-point="2" svg:d="M11500 10000l500-1000" svg:viewBox="0 0 501 1001">
          <text:p/>
        </draw:connector>
        <draw:connector draw:style-name="gr12" draw:text-style-name="P5" draw:layer="layout" svg:x1="5.5cm" svg:y1="15cm" svg:x2="10.5cm" svg:y2="15cm" draw:start-shape="id8" draw:start-glue-point="2" draw:end-shape="id7" draw:end-glue-point="2" svg:d="M5500 15000v525h5000v-525" svg:viewBox="0 0 5001 526">
          <text:p/>
        </draw:connector>
        <draw:line draw:style-name="gr13" draw:text-style-name="P5" draw:layer="layout" svg:x1="8cm" svg:y1="6cm" svg:x2="8cm" svg:y2="16.5cm">
          <text:p/>
        </draw:line>
        <draw:custom-shape draw:style-name="gr14" draw:text-style-name="P7" draw:layer="layout" svg:width="5.5cm" svg:height="1cm" svg:x="2cm" svg:y="6.5cm">
          <text:p text:style-name="P6"><text:span text:style-name="T2">Entwicklungsphase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5cm" svg:height="1cm" svg:x="8.5cm" svg:y="6.5cm">
          <text:p text:style-name="P6"><text:span text:style-name="T2">Testphas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10" draw:display-name="Linienspitzen 10" svg:viewBox="0 0 20 20" svg:d="M0 20l10-20 10 20z"/>
    <draw:marker draw:name="Linienspitzen_20_11" draw:display-name="Linienspitzen 11" svg:viewBox="0 0 20 20" svg:d="M0 20l10-20 10 20z"/>
    <draw:marker draw:name="Linienspitzen_20_14" draw:display-name="Linienspitzen 14" svg:viewBox="0 0 20 20" svg:d="M0 20l10-20 10 20z"/>
    <draw:marker draw:name="Linienspitzen_20_15" draw:display-name="Linienspitzen 15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09T08:44:17.593561100</meta:creation-date>
    <dc:date>2025-12-09T10:18:22.028719400</dc:date>
    <meta:editing-duration>PT10M29S</meta:editing-duration>
    <meta:editing-cycles>6</meta:editing-cycles>
    <meta:generator>LibreOffice/25.2.7.2$Windows_X86_64 LibreOffice_project/5cbfd1ab6520636bb5f7b99185aa69bd7456825d</meta:generator>
    <meta:document-statistic meta:object-count="22"/>
  </office:meta>
</office:document-meta>
</file>